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危険種族はどこダ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ば、ばか！　大声出すんじゃない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ちゃん、危険種族は危険な種族だから
むやみに呼び出しちゃダメなん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危険なら退治しちゃえばいいんじゃ
ない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ですね・・・危険種族と言っても、何か
危害を加えてくるわけではないん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知っている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教えてこむち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危険種族の正体ってなんな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も直接見たことがあるわけではないので、
あまり詳しくは言えないのですが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種族の名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名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ゼリーちゃん』と言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ん？　あ、う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ゼリーち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危険種族・・・なんだ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説明を求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聞くところによれば、その姿はこの世のものとは
思えないほどカワイイそう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度見たら最後、とりこになって地面を転げ
まわって萌えもだえることになり、非常に危険
だ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ーー！？　危険ってそういうコトーーー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む、むしろ見てみ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拍子抜け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くら愛らしいとは言え、そこまで身を構える
ほどのものでもない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へんは、見たことがないので何と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あ・・・実害が無いならいいんじゃない
かし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っとホッとした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安心して進も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目標は、その種族の集落を抜けた先にある
バルカド遺跡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発しよう。</text:p>
          </table:table-cell>
          <table:table-cell table:style-name="ce0" office:value-type="string">
            <text:p>Map447</text:p>
          </table:table-cell>
          <table:table-cell table:style-name="ce0"/>
          <table:table-cell table:style-name="ce0" office:value-type="string">
            <text:p>Let's move out.</text:p>
          </table:table-cell>
          <table:table-cell table:number-columns-repeated="1020"/>
        </table:table-row>
        <table:table-row>
          <table:table-cell table:style-name="ce0" office:value-type="string">
            <text:p>つまんない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霧が濃くなってき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辺りは気候の影響で、時々深い霧が
発生する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様子だと、さらに濃くなっていきま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、はぐれないように気をつけて進みま
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秋空と桐生がい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きまで一緒だったのに・・・どこ行っちゃった
のかし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向こうも、わたし達のこと探してるんじゃ
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まりヘタに動き回らないほうがいいかも
しれ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あの2人も同じように考えて、動かずに
じっとしてたら、永遠に合流できない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それが問題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、自分の位置を知らせる手段があれば
いいのだ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たこやきちゃんのナントカバイザーで
2人を探せ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ィテクションバイザーだヨー。　いい加減
覚える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視界が届く範囲のモノを解析する
バイザーだから、離れたものを探したりは
できないんだナ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仕方がな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霧が晴れるまでここで待機するしかなさそ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　1、2時間もすれば、風の影響で
視界が開けてくる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2人とも無事だとい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2人とも無事でよかった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？　魔物に襲われなか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ん！　特に何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急いで泉で洗って、まだナマ乾きだけど、
　バ、バレてなさそう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んか、記憶があいまいでよく思い出せない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迷子になったあと秋空さんと会って、ええと
　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事もなくて安心し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森には、人間が口にすると体調や精神に
影響する山菜がいくつかある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、へえ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ば、キノコ・・・と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鮮やかなオレンジ色のカサが特徴の
“アルコタケ”が代表格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べると理性や判断力がマヒして、酔っぱらった
かのような状態になってしま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うなん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後遺症とか、そういうの無いよね？　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毒素は時間の経過で完全に分解されますから、
よほど大量に食べていなければ大丈夫だ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分かった！　勉強になったよこむちゃ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霧が晴れている今のうちに先へ進も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ヨー！　油を売ってる場合じゃな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フ！　知って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「油を売る」って慣用句、イギリスでも
「オイルセール」って言うらし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ウソ教えん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3+01:00</meta:creation-date>
    <dc:date>2019-12-14T19:37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